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>
      <style:paragraph-properties fo:margin-top="0in" fo:margin-bottom="0in" style:contextual-spacing="false"/>
    </style:style>
    <style:style style:name="P9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elo de Dados - Bonestock</text:h>
      <text:h text:style-name="Heading_20_2" text:outline-level="2">1. Introdução</text:h>
      <text:p text:style-name="Text_20_body">Este documento apresenta o modelo de dados do Bonestock, descrevendo as tabelas, seus relacionamentos e principais atributos.</text:p>
      <text:h text:style-name="Heading_20_2" text:outline-level="2">2. Estrutura do Banco de Dados</text:h>
      <text:p text:style-name="Text_20_body">O banco de dados do Bonestock será relacional, utilizando <text:span text:style-name="Strong_20_Emphasis">PostgreSQL</text:span> para armazenamento e gerenciamento dos dados.</text:p>
      <text:h text:style-name="Heading_20_2" text:outline-level="2">3. Tabelas e Relacionamentos</text:h>
      <text:h text:style-name="Heading_20_3" text:outline-level="3">3.1. Tabela <text:span text:style-name="Source_20_Text">usuarios</text:span></text:h>
      <text:p text:style-name="Text_20_body">Armazena informações dos usuários do sistema.</text:p>
      <text:p text:style-name="Preformatted_20_Text"><text:span text:style-name="Source_20_Text">+------------+-------------+-------------------------+</text:span></text:p>
      <text:p text:style-name="Preformatted_20_Text"><text:span text:style-name="Source_20_Text">| Campo <text:s text:c="5"/>| Tipo <text:s text:c="6"/>| Descrição <text:s text:c="12"/>|</text:span></text:p>
      <text:p text:style-name="Preformatted_20_Text"><text:span text:style-name="Source_20_Text">+------------+-------------+-------------------------+</text:span></text:p>
      <text:p text:style-name="Preformatted_20_Text"><text:span text:style-name="Source_20_Text">| id <text:s text:c="8"/>| UUID <text:s text:c="6"/>| Identificador único <text:s text:c="3"/>|</text:span></text:p>
      <text:p text:style-name="Preformatted_20_Text"><text:span text:style-name="Source_20_Text">| nome <text:s text:c="6"/>| VARCHAR(100)| Nome do usuário <text:s text:c="6"/>|</text:span></text:p>
      <text:p text:style-name="Preformatted_20_Text"><text:span text:style-name="Source_20_Text">| email <text:s text:c="5"/>| VARCHAR(100)| Email do usuário <text:s text:c="5"/>|</text:span></text:p>
      <text:p text:style-name="Preformatted_20_Text"><text:span text:style-name="Source_20_Text">| senha <text:s text:c="5"/>| VARCHAR(255)| Senha criptografada <text:s text:c="2"/>|</text:span></text:p>
      <text:p text:style-name="Preformatted_20_Text"><text:span text:style-name="Source_20_Text">| role <text:s text:c="6"/>| VARCHAR(50) | Papel no sistema <text:s text:c="5"/>|</text:span></text:p>
      <text:p text:style-name="P1"><text:span text:style-name="Source_20_Text">+------------+-------------+-------------------------+</text:span></text:p>
      <text:p text:style-name="Text_20_body">Relacionamentos:</text:p>
      <text:list text:style-name="L1">
        <text:list-item>
          <text:p text:style-name="P2">Um usuário pode cadastrar múltiplos produtos e realizar inventários. </text:p>
        </text:list-item>
      </text:list>
      <text:h text:style-name="Heading_20_3" text:outline-level="3">3.2. Tabela <text:span text:style-name="Source_20_Text">produtos</text:span></text:h>
      <text:p text:style-name="Text_20_body">Armazena informações sobre os produtos do estoque.</text:p>
      <text:p text:style-name="Preformatted_20_Text"><text:span text:style-name="Source_20_Text">+------------+-------------+--------------------------+</text:span></text:p>
      <text:p text:style-name="Preformatted_20_Text"><text:span text:style-name="Source_20_Text">| Campo <text:s text:c="5"/>| Tipo <text:s text:c="6"/>| Descrição <text:s text:c="13"/>|</text:span></text:p>
      <text:p text:style-name="Preformatted_20_Text"><text:span text:style-name="Source_20_Text">+------------+-------------+--------------------------+</text:span></text:p>
      <text:p text:style-name="Preformatted_20_Text"><text:span text:style-name="Source_20_Text">| id <text:s text:c="8"/>| UUID <text:s text:c="6"/>| Identificador único <text:s text:c="4"/>|</text:span></text:p>
      <text:p text:style-name="Preformatted_20_Text"><text:span text:style-name="Source_20_Text">| nome <text:s text:c="6"/>| VARCHAR(100)| Nome do produto <text:s text:c="7"/>|</text:span></text:p>
      <text:p text:style-name="Preformatted_20_Text"><text:span text:style-name="Source_20_Text">| categoria <text:s/>| VARCHAR(50) | Categoria do produto <text:s text:c="2"/>|</text:span></text:p>
      <text:p text:style-name="Preformatted_20_Text"><text:span text:style-name="Source_20_Text">| quantidade | INT <text:s text:c="7"/>| Quantidade em estoque <text:s/>|</text:span></text:p>
      <text:p text:style-name="Preformatted_20_Text"><text:span text:style-name="Source_20_Text">| unidade <text:s text:c="3"/>| VARCHAR(10)| Unidade de medida <text:s text:c="4"/>|</text:span></text:p>
      <text:p text:style-name="Preformatted_20_Text"><text:span text:style-name="Source_20_Text">| validade <text:s text:c="2"/>| DATE <text:s text:c="6"/>| Data de validade <text:s text:c="6"/>|</text:span></text:p>
      <text:p text:style-name="P1"><text:span text:style-name="Source_20_Text">+------------+-------------+--------------------------+</text:span></text:p>
      <text:p text:style-name="Text_20_body">Relacionamentos:</text:p>
      <text:list text:style-name="L2">
        <text:list-item>
          <text:p text:style-name="P3">Cada produto pertence a um fornecedor. </text:p>
        </text:list-item>
        <text:list-item>
          <text:p text:style-name="P4">Um produto pode ser registrado em múltiplos inventários. </text:p>
        </text:list-item>
      </text:list>
      <text:h text:style-name="Heading_20_3" text:outline-level="3"><text:soft-page-break/>3.3. Tabela <text:span text:style-name="Source_20_Text">fornecedores</text:span></text:h>
      <text:p text:style-name="Text_20_body">Armazena informações sobre os fornecedores.</text:p>
      <text:p text:style-name="Preformatted_20_Text"><text:span text:style-name="Source_20_Text">+------------+-------------+--------------------------+</text:span></text:p>
      <text:p text:style-name="Preformatted_20_Text"><text:span text:style-name="Source_20_Text">| Campo <text:s text:c="5"/>| Tipo <text:s text:c="6"/>| Descrição <text:s text:c="13"/>|</text:span></text:p>
      <text:p text:style-name="Preformatted_20_Text"><text:span text:style-name="Source_20_Text">+------------+-------------+--------------------------+</text:span></text:p>
      <text:p text:style-name="Preformatted_20_Text"><text:span text:style-name="Source_20_Text">| id <text:s text:c="8"/>| UUID <text:s text:c="6"/>| Identificador único <text:s text:c="4"/>|</text:span></text:p>
      <text:p text:style-name="Preformatted_20_Text"><text:span text:style-name="Source_20_Text">| nome <text:s text:c="6"/>| VARCHAR(100)| Nome do fornecedor <text:s text:c="5"/>|</text:span></text:p>
      <text:p text:style-name="Preformatted_20_Text"><text:span text:style-name="Source_20_Text">| contato <text:s text:c="3"/>| VARCHAR(100)| Informacoes de contato |</text:span></text:p>
      <text:p text:style-name="Preformatted_20_Text"><text:span text:style-name="Source_20_Text">| endereco <text:s text:c="2"/>| TEXT <text:s text:c="6"/>| Endereço <text:s text:c="14"/>|</text:span></text:p>
      <text:p text:style-name="P1"><text:span text:style-name="Source_20_Text">+------------+-------------+--------------------------+</text:span></text:p>
      <text:p text:style-name="Text_20_body">Relacionamentos:</text:p>
      <text:list text:style-name="L3">
        <text:list-item>
          <text:p text:style-name="P5">Um fornecedor pode fornecer múltiplos produtos. </text:p>
        </text:list-item>
      </text:list>
      <text:h text:style-name="Heading_20_3" text:outline-level="3">3.4. Tabela <text:span text:style-name="Source_20_Text">inventarios</text:span></text:h>
      <text:p text:style-name="Text_20_body">Armazena os registros dos inventários realizados.</text:p>
      <text:p text:style-name="Preformatted_20_Text"><text:span text:style-name="Source_20_Text">+------------+-------------+--------------------------+</text:span></text:p>
      <text:p text:style-name="Preformatted_20_Text"><text:span text:style-name="Source_20_Text">| Campo <text:s text:c="5"/>| Tipo <text:s text:c="6"/>| Descrição <text:s text:c="13"/>|</text:span></text:p>
      <text:p text:style-name="Preformatted_20_Text"><text:span text:style-name="Source_20_Text">+------------+-------------+--------------------------+</text:span></text:p>
      <text:p text:style-name="Preformatted_20_Text"><text:span text:style-name="Source_20_Text">| id <text:s text:c="8"/>| UUID <text:s text:c="6"/>| Identificador único <text:s text:c="4"/>|</text:span></text:p>
      <text:p text:style-name="Preformatted_20_Text"><text:span text:style-name="Source_20_Text">| usuario_id | UUID <text:s text:c="6"/>| Usuário responsável <text:s text:c="3"/>|</text:span></text:p>
      <text:p text:style-name="Preformatted_20_Text"><text:span text:style-name="Source_20_Text">| data <text:s text:c="6"/>| TIMESTAMP <text:s/>| Data do inventário <text:s text:c="4"/>|</text:span></text:p>
      <text:p text:style-name="P1"><text:span text:style-name="Source_20_Text">+------------+-------------+--------------------------+</text:span></text:p>
      <text:p text:style-name="Text_20_body">Relacionamentos:</text:p>
      <text:list text:style-name="L4">
        <text:list-item>
          <text:p text:style-name="P6">Cada inventário é associado a um usuário e pode conter vários produtos. </text:p>
        </text:list-item>
      </text:list>
      <text:h text:style-name="Heading_20_3" text:outline-level="3">3.5. Tabela <text:span text:style-name="Source_20_Text">movimentacoes</text:span></text:h>
      <text:p text:style-name="Text_20_body">Registra todas as entradas e saídas do estoque.</text:p>
      <text:p text:style-name="Preformatted_20_Text"><text:span text:style-name="Source_20_Text">+------------+-------------+--------------------------+</text:span></text:p>
      <text:p text:style-name="Preformatted_20_Text"><text:span text:style-name="Source_20_Text">| Campo <text:s text:c="5"/>| Tipo <text:s text:c="6"/>| Descrição <text:s text:c="13"/>|</text:span></text:p>
      <text:p text:style-name="Preformatted_20_Text"><text:span text:style-name="Source_20_Text">+------------+-------------+--------------------------+</text:span></text:p>
      <text:p text:style-name="Preformatted_20_Text"><text:span text:style-name="Source_20_Text">| id <text:s text:c="8"/>| UUID <text:s text:c="6"/>| Identificador único <text:s text:c="4"/>|</text:span></text:p>
      <text:p text:style-name="Preformatted_20_Text"><text:span text:style-name="Source_20_Text">| produto_id | UUID <text:s text:c="6"/>| Produto movimentado <text:s text:c="4"/>|</text:span></text:p>
      <text:p text:style-name="Preformatted_20_Text"><text:span text:style-name="Source_20_Text">| tipo <text:s text:c="6"/>| VARCHAR(10)| Entrada/Saída <text:s text:c="8"/>|</text:span></text:p>
      <text:p text:style-name="Preformatted_20_Text"><text:span text:style-name="Source_20_Text">| quantidade | INT <text:s text:c="7"/>| Quantidade movimentada <text:s/>|</text:span></text:p>
      <text:p text:style-name="Preformatted_20_Text"><text:span text:style-name="Source_20_Text">| data <text:s text:c="6"/>| TIMESTAMP <text:s/>| Data da movimentação <text:s/>|</text:span></text:p>
      <text:p text:style-name="P1"><text:span text:style-name="Source_20_Text">+------------+-------------+--------------------------+</text:span></text:p>
      <text:p text:style-name="Text_20_body">Relacionamentos:</text:p>
      <text:list text:style-name="L5">
        <text:list-item>
          <text:p text:style-name="P7">Cada movimentação está vinculada a um produto. </text:p>
        </text:list-item>
      </text:list>
      <text:h text:style-name="Heading_20_2" text:outline-level="2">4. Considerações Finais</text:h>
      <text:list text:style-name="L6">
        <text:list-item>
          <text:p text:style-name="P8">Todas as tabelas utilizam <text:span text:style-name="Strong_20_Emphasis">UUID</text:span> como chave primária para garantir unicidade. </text:p>
        </text:list-item>
        <text:list-item>
          <text:p text:style-name="P8">Relacionamentos são definidos via <text:span text:style-name="Strong_20_Emphasis">chaves estrangeiras</text:span>. </text:p>
        </text:list-item>
        <text:list-item>
          <text:p text:style-name="P9">O banco será otimizado para consultas rápidas e escalabilidade futura. </text:p>
        </text:list-item>
      </text:list>
      <text:p text:style-name="Horizontal_20_Line"/>
      <text:p text:style-name="Text_20_body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0:47:16.841224212</meta:creation-date>
    <dc:date>2025-02-08T00:56:43.491942588</dc:date>
    <meta:editing-duration>PT9M26S</meta:editing-duration>
    <meta:editing-cycles>1</meta:editing-cycles>
    <meta:document-statistic meta:table-count="0" meta:image-count="0" meta:object-count="0" meta:page-count="3" meta:paragraph-count="74" meta:word-count="470" meta:character-count="3614" meta:non-whitespace-character-count="2874"/>
    <meta:generator>LibreOffice/24.8.4.2$Linux_X86_64 LibreOffice_project/480$Build-2</meta:generator>
  </office:meta>
</office:document-meta>
</file>